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Crear el evento para incrementar el presupuesto cada seis meses<text:line-break/>CREATE EVENT IF NOT EXISTS aumentar_presupuesto<text:line-break/>ON SCHEDULE EVERY 6 MONTH<text:line-break/>STARTS '2024-05-15 12:01:00'<text:line-break/>DO<text:line-break/>BEGIN<text:line-break/> <text:s text:c="3"/>-- Incrementar el presupuesto en un 5% para los departamentos con presupuesto inferior a 20000 euros<text:line-break/> <text:s text:c="3"/>UPDATE departamento<text:line-break/> <text:s text:c="3"/>SET presupuesto = presupuesto * 1.05<text:line-break/> <text:s text:c="3"/>WHERE presupuesto &lt; 20000;<text:line-break/>END;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5T22:36:20.751000000</meta:creation-date>
    <dc:date>2024-05-05T22:36:23.854000000</dc:date>
    <meta:editing-duration>PT3S</meta:editing-duration>
    <meta:editing-cycles>1</meta:editing-cycles>
    <meta:document-statistic meta:table-count="0" meta:image-count="0" meta:object-count="0" meta:page-count="1" meta:paragraph-count="1" meta:word-count="56" meta:character-count="385" meta:non-whitespace-character-count="313"/>
    <meta:generator>LibreOffice/7.5.4.2$Windows_X86_64 LibreOffice_project/36ccfdc35048b057fd9854c757a8b67ec53977b6</meta:generator>
  </office:meta>
</office:document-meta>
</file>